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000" officeooo:paragraph-rsid="000ae000"/>
    </style:style>
    <style:style style:name="P2" style:family="paragraph" style:parent-style-name="Standard">
      <style:paragraph-properties fo:text-align="start" style:justify-single-word="false"/>
      <style:text-properties officeooo:rsid="000c3a9e" officeooo:paragraph-rsid="000c3a9e"/>
    </style:style>
    <style:style style:name="P3" style:family="paragraph" style:parent-style-name="Standard">
      <style:paragraph-properties fo:text-align="start" style:justify-single-word="false"/>
      <style:text-properties officeooo:rsid="00116383" officeooo:paragraph-rsid="00116383"/>
    </style:style>
    <style:style style:name="P4" style:family="paragraph" style:parent-style-name="Standard">
      <style:paragraph-properties fo:text-align="start" style:justify-single-word="false"/>
      <style:text-properties officeooo:rsid="0014bb9a" officeooo:paragraph-rsid="0014bb9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bb9a" officeooo:paragraph-rsid="0014bb9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3a9e" officeooo:paragraph-rsid="000c3a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df84" officeooo:paragraph-rsid="0012df8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ae000" officeooo:paragraph-rsid="000ae000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c3a9e" officeooo:paragraph-rsid="000c3a9e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2df84" officeooo:paragraph-rsid="0012df84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4286" officeooo:paragraph-rsid="00184286"/>
    </style:style>
    <style:style style:name="P1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16383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84286" officeooo:paragraph-rsid="00184286"/>
    </style:style>
    <style:style style:name="P1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90bbb" officeooo:paragraph-rsid="00190bbb"/>
    </style:style>
    <style:style style:name="P17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84286" officeooo:paragraph-rsid="00184286"/>
    </style:style>
    <style:style style:name="P18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90bbb" officeooo:paragraph-rsid="00190bbb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2df84" officeooo:paragraph-rsid="0012df84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767e0" officeooo:paragraph-rsid="001767e0" style:font-weight-asian="bold" style:font-weight-complex="bold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0c3a9e"/>
    </style:style>
    <style:style style:name="P2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4bb9a" officeooo:paragraph-rsid="0014bb9a"/>
    </style:style>
    <style:style style:name="P2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0c3a9e"/>
    </style:style>
    <style:style style:name="P2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90bbb"/>
    </style:style>
    <style:style style:name="P2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16383"/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4bb9a" officeooo:paragraph-rsid="000c3a9e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4bb9a" officeooo:paragraph-rsid="001c5cf6"/>
    </style:style>
    <style:style style:name="P28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16383"/>
    </style:style>
    <style:style style:name="P2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3b0a2"/>
    </style:style>
    <style:style style:name="P3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84286" officeooo:paragraph-rsid="00184286"/>
    </style:style>
    <style:style style:name="P3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c5cf6" officeooo:paragraph-rsid="001c5cf6"/>
    </style:style>
    <style:style style:name="P32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2df84" officeooo:paragraph-rsid="00190bbb"/>
    </style:style>
    <style:style style:name="P33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2df84" officeooo:paragraph-rsid="001c5cf6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7abc" officeooo:paragraph-rsid="001a7abc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a7abc" officeooo:paragraph-rsid="001a7abc"/>
    </style:style>
    <style:style style:name="P3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c5cf6" officeooo:paragraph-rsid="001c5cf6"/>
    </style:style>
    <style:style style:name="T1" style:family="text">
      <style:text-properties officeooo:rsid="001737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5c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DD </text:p>
      <text:p text:style-name="P8">Global Game Jam 2019</text:p>
      <text:p text:style-name="P1"/>
      <text:p text:style-name="P5">obiettivo</text:p>
      <text:p text:style-name="P4"/>
      <text:p text:style-name="P10">jhonny</text:p>
      <text:p text:style-name="P13">vuole rimanere dentro casa</text:p>
      <text:p text:style-name="P10">kenny</text:p>
      <text:p text:style-name="P13">vuole uscire di casa</text:p>
      <text:p text:style-name="P21">oggetti</text:p>
      <text:p text:style-name="P13">powerup (da definire: pagine o oggetti) </text:p>
      <text:p text:style-name="P26">avvantaggiano la personalità raccoglie tale oggetto. Es: tempo turno maggiore, velocità movimento ecc..)</text:p>
      <text:p text:style-name="P2"/>
      <text:p text:style-name="P6">meccaniche</text:p>
      <text:p text:style-name="P2"/>
      <text:p text:style-name="P9">personaggi</text:p>
      <text:p text:style-name="P24">bambino</text:p>
      <text:p text:style-name="P28">jhonny (stare)</text:p>
      <text:p text:style-name="P32">si muove controller Stick <text:span text:style-name="T3">S</text:span>x <text:span text:style-name="T3">o WASD</text:span></text:p>
      <text:p text:style-name="P29">kenny (uscire)</text:p>
      <text:p text:style-name="P33">si muove controller Stick <text:span text:style-name="T3">D</text:span>x <text:span text:style-name="T3">o FRECCE</text:span></text:p>
      <text:p text:style-name="P3"/>
      <text:p text:style-name="P14">mamma</text:p>
      <text:p text:style-name="P31">non implementata</text:p>
      <text:p text:style-name="P14">papà</text:p>
      <text:p text:style-name="P31">non implementato</text:p>
      <text:p text:style-name="P3"/>
      <text:p text:style-name="P9">luoghi</text:p>
      <text:p text:style-name="P14">casa</text:p>
      <text:p text:style-name="P31">scale</text:p>
      <text:p text:style-name="P31">port</text:p>
      <text:p text:style-name="P18"/>
      <text:p text:style-name="P2"/>
      <text:p text:style-name="P9">oggetti</text:p>
      <text:p text:style-name="P23">pagine o oggetti = powerup</text:p>
      <text:p text:style-name="P2"/>
      <text:p text:style-name="P7">gameplay</text:p>
      <text:p text:style-name="P11">visuale dall’alto, <text:span text:style-name="T1">2 piani, giardino</text:span></text:p>
      <text:p text:style-name="P19"/>
      <text:p text:style-name="P20">audio</text:p>
      <text:p text:style-name="P12">usiamo diversifier <text:span text:style-name="T2">4’33”</text:span></text:p>
      <text:p text:style-name="P12"/>
      <text:p text:style-name="P12">gli effetti audio avranno due versioni e riprodotti in base alla personalità interpretata in quel momento (jhonny o kenny): all’interno jhonny avrà audio normale mentre kenny avrà un effetto “ovattato” o cmq che da sensazione di “imprigionato”, all’esternokenny avrà un audio normale mentre jhonny avrà un effetto “stridulo” o comunque che da una sensazione di “troppo”</text:p>
      <text:p text:style-name="P12"/>
      <text:p text:style-name="P12"/>
      <text:p text:style-name="P12">lista della spesa:</text:p>
      <text:p text:style-name="P15">sfx:</text:p>
      <text:p text:style-name="P17"><text:soft-page-break/>passi bambino (8 anni) parquet</text:p>
      <text:p text:style-name="P17">passi bambino (8 anni) erba</text:p>
      <text:p text:style-name="P17">orologgio</text:p>
      <text:p text:style-name="P17">russare dei genitori</text:p>
      <text:p text:style-name="P17">acqua che gocciola</text:p>
      <text:p text:style-name="P17">fauna varia</text:p>
      <text:p text:style-name="P17">piante e vento</text:p>
      <text:p text:style-name="P17">lampadina</text:p>
      <text:p text:style-name="P17">parquet</text:p>
      <text:p text:style-name="P16">rumore bianco di una casa di notte</text:p>
      <text:p text:style-name="P17"/>
      <text:p text:style-name="P34">grafica</text:p>
      <text:p text:style-name="P35">2d, usiamo “Tiled” come Level editor, le mappe sono di 100x100 tiles con risoluzione tiles di 128*1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25:43.108000000</meta:creation-date>
    <dc:date>2019-01-26T11:17:29.742000000</dc:date>
    <meta:editing-duration>PT33M23S</meta:editing-duration>
    <meta:editing-cycles>3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46" meta:word-count="192" meta:character-count="1212" meta:non-whitespace-character-count="1064"/>
  </office:meta>
</office:document-meta>
</file>